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9.205cm" table:align="margins"/>
    </style:style>
    <style:style style:name="Tabela1.A" style:family="table-column">
      <style:table-column-properties style:column-width="8.29cm" style:rel-column-width="28289*"/>
    </style:style>
    <style:style style:name="Tabela1.B" style:family="table-column">
      <style:table-column-properties style:column-width="10.915cm" style:rel-column-width="3724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2" style:family="table">
      <style:table-properties style:width="19.205cm" table:align="margins"/>
    </style:style>
    <style:style style:name="Tabela2.A" style:family="table-column">
      <style:table-column-properties style:column-width="10.186cm" style:rel-column-width="34759*"/>
    </style:style>
    <style:style style:name="Tabela2.B" style:family="table-column">
      <style:table-column-properties style:column-width="9.019cm" style:rel-column-width="3077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3" style:family="table">
      <style:table-properties style:width="19.205cm" table:align="margins"/>
    </style:style>
    <style:style style:name="Tabela3.A" style:family="table-column">
      <style:table-column-properties style:column-width="8.29cm" style:rel-column-width="28289*"/>
    </style:style>
    <style:style style:name="Tabela3.B" style:family="table-column">
      <style:table-column-properties style:column-width="10.915cm" style:rel-column-width="37246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9.205cm" table:align="margins"/>
    </style:style>
    <style:style style:name="Tabela4.A" style:family="table-column">
      <style:table-column-properties style:column-width="8.29cm" style:rel-column-width="28289*"/>
    </style:style>
    <style:style style:name="Tabela4.B" style:family="table-column">
      <style:table-column-properties style:column-width="10.915cm" style:rel-column-width="37246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5" style:family="table">
      <style:table-properties style:width="19.205cm" table:align="margins"/>
    </style:style>
    <style:style style:name="Tabela5.A" style:family="table-column">
      <style:table-column-properties style:column-width="8.29cm" style:rel-column-width="28289*"/>
    </style:style>
    <style:style style:name="Tabela5.B" style:family="table-column">
      <style:table-column-properties style:column-width="10.915cm" style:rel-column-width="37246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6" style:family="table">
      <style:table-properties style:width="19.205cm" table:align="margins"/>
    </style:style>
    <style:style style:name="Tabela6.A" style:family="table-column">
      <style:table-column-properties style:column-width="8.29cm" style:rel-column-width="28289*"/>
    </style:style>
    <style:style style:name="Tabela6.B" style:family="table-column">
      <style:table-column-properties style:column-width="10.915cm" style:rel-column-width="37246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7" style:family="table">
      <style:table-properties style:width="19.205cm" table:align="margins"/>
    </style:style>
    <style:style style:name="Tabela7.A" style:family="table-column">
      <style:table-column-properties style:column-width="13.097cm" style:rel-column-width="44691*"/>
    </style:style>
    <style:style style:name="Tabela7.B" style:family="table-column">
      <style:table-column-properties style:column-width="6.108cm" style:rel-column-width="20844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8" style:family="table">
      <style:table-properties style:width="19.205cm" table:align="margins"/>
    </style:style>
    <style:style style:name="Tabela8.A" style:family="table-column">
      <style:table-column-properties style:column-width="9.79cm" style:rel-column-width="33405*"/>
    </style:style>
    <style:style style:name="Tabela8.B" style:family="table-column">
      <style:table-column-properties style:column-width="9.416cm" style:rel-column-width="32130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9" style:family="table">
      <style:table-properties style:width="19.205cm" table:align="margins"/>
    </style:style>
    <style:style style:name="Tabela9.A" style:family="table-column">
      <style:table-column-properties style:column-width="10.98cm" style:rel-column-width="37468*"/>
    </style:style>
    <style:style style:name="Tabela9.B" style:family="table-column">
      <style:table-column-properties style:column-width="8.225cm" style:rel-column-width="2806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10" style:family="table">
      <style:table-properties style:width="19.205cm" table:align="margins"/>
    </style:style>
    <style:style style:name="Tabela10.A" style:family="table-column">
      <style:table-column-properties style:column-width="11.289cm" style:rel-column-width="38521*"/>
    </style:style>
    <style:style style:name="Tabela10.B" style:family="table-column">
      <style:table-column-properties style:column-width="7.916cm" style:rel-column-width="27014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1d3ad" officeooo:paragraph-rsid="0001d3ad"/>
    </style:style>
    <style:style style:name="P2" style:family="paragraph" style:parent-style-name="Standard">
      <style:text-properties officeooo:rsid="0001d3ad" officeooo:paragraph-rsid="00063044"/>
    </style:style>
    <style:style style:name="P3" style:family="paragraph" style:parent-style-name="Standard">
      <style:text-properties officeooo:rsid="0001d3ad" officeooo:paragraph-rsid="00080b0e"/>
    </style:style>
    <style:style style:name="P4" style:family="paragraph" style:parent-style-name="Standard">
      <style:text-properties officeooo:rsid="0001d3ad" officeooo:paragraph-rsid="0008ae43"/>
    </style:style>
    <style:style style:name="P5" style:family="paragraph" style:parent-style-name="Standard">
      <style:text-properties officeooo:rsid="0001d3ad" officeooo:paragraph-rsid="0009a7e3"/>
    </style:style>
    <style:style style:name="P6" style:family="paragraph" style:parent-style-name="Standard">
      <style:paragraph-properties fo:line-height="100%"/>
      <style:text-properties fo:color="#cccccc" loext:opacity="100%" style:font-name="Droid Sans Mono" fo:font-size="9pt" fo:font-weight="normal" officeooo:rsid="0003b1ac" officeooo:paragraph-rsid="0003b1ac" fo:background-color="#1f1f1f" style:font-size-asian="9pt" style:font-size-complex="9pt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fo:background-color="#1f1f1f" style:font-size-asian="9pt" style:font-size-complex="9pt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03b1ac" fo:background-color="#1f1f1f" style:font-size-asian="9pt" style:font-size-complex="9pt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04b4dd" fo:background-color="#1f1f1f" style:font-size-asian="9pt" style:font-size-complex="9pt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08ae43" fo:background-color="#1f1f1f" style:font-size-asian="9pt" style:font-size-complex="9pt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09a7e3" fo:background-color="#1f1f1f" style:font-size-asian="9pt" style:font-size-complex="9pt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0fff04" fo:background-color="#1f1f1f" style:font-size-asian="9pt" style:font-size-complex="9pt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121b05" fo:background-color="#1f1f1f" style:font-size-asian="9pt" style:font-size-complex="9pt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135421" fo:background-color="#1f1f1f" style:font-size-asian="9pt" style:font-size-complex="9pt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14066e" fo:background-color="#1f1f1f" style:font-size-asian="9pt" style:font-size-complex="9pt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14dc79" fo:background-color="#1f1f1f" style:font-size-asian="9pt" style:font-size-complex="9pt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Droid Sans Mono" fo:font-size="9pt" fo:font-weight="normal" officeooo:paragraph-rsid="0018872a" fo:background-color="#1f1f1f" style:font-size-asian="9pt" style:font-size-complex="9pt"/>
    </style:style>
    <style:style style:name="P18" style:family="paragraph" style:parent-style-name="Standard">
      <style:paragraph-properties fo:line-height="100%"/>
      <style:text-properties fo:color="#cccccc" loext:opacity="100%" style:font-name="Droid Sans Mono" fo:font-size="9pt" fo:font-weight="normal" officeooo:rsid="0001d3ad" officeooo:paragraph-rsid="0008ae43" fo:background-color="#1f1f1f" style:font-size-asian="9pt" style:font-size-complex="9pt"/>
    </style:style>
    <style:style style:name="P19" style:family="paragraph" style:parent-style-name="Standard">
      <style:paragraph-properties fo:line-height="100%"/>
      <style:text-properties fo:color="#cccccc" loext:opacity="100%" style:font-name="Droid Sans Mono" fo:font-size="9pt" fo:font-weight="normal" officeooo:rsid="0001d3ad" officeooo:paragraph-rsid="0009a7e3" fo:background-color="#1f1f1f" style:font-size-asian="9pt" style:font-size-complex="9pt"/>
    </style:style>
    <style:style style:name="P20" style:family="paragraph" style:parent-style-name="Standard">
      <style:text-properties fo:color="#cccccc" loext:opacity="100%" style:font-name="Droid Sans Mono" fo:font-size="9pt" fo:font-weight="normal" officeooo:paragraph-rsid="0008ae43" fo:background-color="#1f1f1f" style:font-size-asian="9pt" style:font-size-complex="9pt"/>
    </style:style>
    <style:style style:name="P21" style:family="paragraph" style:parent-style-name="Standard">
      <style:paragraph-properties fo:line-height="100%"/>
      <style:text-properties fo:color="#cccccc" loext:opacity="100%" style:font-name="Droid Sans Mono" fo:font-size="9pt" fo:font-weight="normal" officeooo:rsid="000fff04" officeooo:paragraph-rsid="000fff04" fo:background-color="#1f1f1f" style:font-size-asian="9pt" style:font-size-complex="9pt"/>
    </style:style>
    <style:style style:name="P22" style:family="paragraph" style:parent-style-name="Standard">
      <style:paragraph-properties fo:line-height="100%"/>
      <style:text-properties fo:color="#cccccc" loext:opacity="100%" style:font-name="Droid Sans Mono" fo:font-size="9pt" fo:font-weight="normal" officeooo:rsid="00176323" officeooo:paragraph-rsid="00176323" fo:background-color="#1f1f1f" style:font-size-asian="9pt" style:font-size-complex="9pt"/>
    </style:style>
    <style:style style:name="P23" style:family="paragraph" style:parent-style-name="Standard">
      <style:text-properties fo:color="#cccccc" loext:opacity="100%" style:font-name="Droid Sans Mono" fo:font-size="10.5pt" fo:font-weight="normal" officeooo:rsid="00077137" officeooo:paragraph-rsid="00077137" fo:background-color="#1f1f1f"/>
    </style:style>
    <style:style style:name="P24" style:family="paragraph" style:parent-style-name="Standard">
      <style:text-properties fo:color="#cccccc" loext:opacity="100%" style:font-name="Droid Sans Mono" fo:font-size="10.5pt" fo:font-weight="normal" officeooo:rsid="00077137" officeooo:paragraph-rsid="001c314b" fo:background-color="#1f1f1f"/>
    </style:style>
    <style:style style:name="P25" style:family="paragraph" style:parent-style-name="Standard">
      <style:text-properties officeooo:rsid="00036b90" officeooo:paragraph-rsid="00036b90"/>
    </style:style>
    <style:style style:name="P26" style:family="paragraph" style:parent-style-name="Standard">
      <style:text-properties officeooo:rsid="0003a585" officeooo:paragraph-rsid="0003a585"/>
    </style:style>
    <style:style style:name="P27" style:family="paragraph" style:parent-style-name="Standard">
      <style:text-properties officeooo:rsid="0003b1ac" officeooo:paragraph-rsid="0003b1ac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fo:color="#808080" loext:opacity="100%" style:font-name="Droid Sans Mono" fo:font-size="9pt" fo:font-weight="normal" officeooo:paragraph-rsid="0003b1ac" fo:background-color="#1f1f1f" style:font-size-asian="9pt" style:font-size-complex="9pt"/>
    </style:style>
    <style:style style:name="P29" style:family="paragraph" style:parent-style-name="Standard">
      <style:text-properties officeooo:rsid="0004b4dd" officeooo:paragraph-rsid="0004b4dd"/>
    </style:style>
    <style:style style:name="P30" style:family="paragraph" style:parent-style-name="Standard">
      <style:paragraph-properties fo:line-height="100%"/>
      <style:text-properties officeooo:paragraph-rsid="0004b4dd"/>
    </style:style>
    <style:style style:name="P31" style:family="paragraph" style:parent-style-name="Standard">
      <style:paragraph-properties fo:line-height="100%"/>
      <style:text-properties officeooo:paragraph-rsid="0008ae43"/>
    </style:style>
    <style:style style:name="P32" style:family="paragraph" style:parent-style-name="Standard">
      <style:paragraph-properties fo:line-height="100%"/>
      <style:text-properties officeooo:paragraph-rsid="0009a7e3"/>
    </style:style>
    <style:style style:name="P33" style:family="paragraph" style:parent-style-name="Standard">
      <style:text-properties officeooo:rsid="00063044" officeooo:paragraph-rsid="00063044"/>
    </style:style>
    <style:style style:name="P34" style:family="paragraph" style:parent-style-name="Standard">
      <style:text-properties officeooo:rsid="00063044" officeooo:paragraph-rsid="00077137"/>
    </style:style>
    <style:style style:name="P35" style:family="paragraph" style:parent-style-name="Standard">
      <style:text-properties officeooo:rsid="00077137" officeooo:paragraph-rsid="00077137"/>
    </style:style>
    <style:style style:name="P36" style:family="paragraph" style:parent-style-name="Standard">
      <style:text-properties officeooo:rsid="00077137" officeooo:paragraph-rsid="000c7a00"/>
    </style:style>
    <style:style style:name="P37" style:family="paragraph" style:parent-style-name="Standard">
      <style:text-properties officeooo:rsid="00077137" officeooo:paragraph-rsid="000fff04"/>
    </style:style>
    <style:style style:name="P38" style:family="paragraph" style:parent-style-name="Standard">
      <style:text-properties officeooo:rsid="00077137" officeooo:paragraph-rsid="00135421"/>
    </style:style>
    <style:style style:name="P39" style:family="paragraph" style:parent-style-name="Standard">
      <style:text-properties officeooo:rsid="00077137" officeooo:paragraph-rsid="0014dc79"/>
    </style:style>
    <style:style style:name="P40" style:family="paragraph" style:parent-style-name="Standard">
      <style:text-properties officeooo:rsid="00080b0e" officeooo:paragraph-rsid="0008ae43"/>
    </style:style>
    <style:style style:name="P41" style:family="paragraph" style:parent-style-name="Standard">
      <style:text-properties officeooo:rsid="00080b0e" officeooo:paragraph-rsid="0009a7e3"/>
    </style:style>
    <style:style style:name="P42" style:family="paragraph" style:parent-style-name="Standard">
      <style:paragraph-properties fo:line-height="100%"/>
      <style:text-properties fo:font-size="12pt" officeooo:rsid="00080b0e" officeooo:paragraph-rsid="0008ae43" style:font-size-asian="12pt" style:font-size-complex="12pt"/>
    </style:style>
    <style:style style:name="P43" style:family="paragraph" style:parent-style-name="Standard">
      <style:paragraph-properties fo:line-height="100%"/>
      <style:text-properties fo:font-size="12pt" officeooo:rsid="00080b0e" officeooo:paragraph-rsid="0009a7e3" style:font-size-asian="12pt" style:font-size-complex="12pt"/>
    </style:style>
    <style:style style:name="P44" style:family="paragraph" style:parent-style-name="Standard">
      <style:text-properties officeooo:rsid="0009a7e3" officeooo:paragraph-rsid="0009a7e3"/>
    </style:style>
    <style:style style:name="P45" style:family="paragraph" style:parent-style-name="Standard">
      <style:text-properties officeooo:rsid="000ae707" officeooo:paragraph-rsid="000ae707"/>
    </style:style>
    <style:style style:name="P46" style:family="paragraph" style:parent-style-name="Standard">
      <style:text-properties officeooo:rsid="000b8e13" officeooo:paragraph-rsid="000b8e13"/>
    </style:style>
    <style:style style:name="P47" style:family="paragraph" style:parent-style-name="Standard">
      <style:text-properties fo:color="#9cdcfe" loext:opacity="100%" style:font-name="Droid Sans Mono" fo:font-size="10.5pt" fo:font-weight="normal" officeooo:rsid="0001d3ad" officeooo:paragraph-rsid="0001d3ad" fo:background-color="#1f1f1f"/>
    </style:style>
    <style:style style:name="P48" style:family="paragraph" style:parent-style-name="Standard">
      <style:text-properties officeooo:rsid="000c7a00" officeooo:paragraph-rsid="000c7a00"/>
    </style:style>
    <style:style style:name="P49" style:family="paragraph" style:parent-style-name="Standard">
      <style:text-properties officeooo:rsid="00077137" officeooo:paragraph-rsid="000fff04" fo:background-color="#000000"/>
    </style:style>
    <style:style style:name="P50" style:family="paragraph" style:parent-style-name="Standard">
      <style:text-properties officeooo:rsid="00077137" officeooo:paragraph-rsid="00135421" fo:background-color="#000000"/>
    </style:style>
    <style:style style:name="P51" style:family="paragraph" style:parent-style-name="Standard">
      <style:text-properties officeooo:rsid="00077137" officeooo:paragraph-rsid="0014dc79" fo:background-color="#000000"/>
    </style:style>
    <style:style style:name="P52" style:family="paragraph" style:parent-style-name="Standard">
      <style:text-properties officeooo:rsid="000fff04" officeooo:paragraph-rsid="000fff04"/>
    </style:style>
    <style:style style:name="P53" style:family="paragraph" style:parent-style-name="Standard">
      <style:paragraph-properties fo:line-height="100%"/>
      <style:text-properties fo:font-size="9pt" style:font-size-asian="9pt" style:font-size-complex="9pt"/>
    </style:style>
    <style:style style:name="P54" style:family="paragraph" style:parent-style-name="Standard">
      <style:paragraph-properties fo:margin-left="0cm" fo:margin-right="0cm" fo:line-height="100%" fo:text-indent="0cm" style:auto-text-indent="false"/>
      <style:text-properties fo:color="#6a9955" loext:opacity="100%" style:font-name="Droid Sans Mono" fo:font-size="9pt" fo:font-weight="normal" fo:background-color="#1f1f1f" style:font-size-asian="9pt" style:font-size-complex="9pt"/>
    </style:style>
    <style:style style:name="P55" style:family="paragraph" style:parent-style-name="Standard">
      <style:paragraph-properties fo:line-height="100%"/>
      <style:text-properties fo:color="#6a9955" loext:opacity="100%" style:font-name="Droid Sans Mono" fo:font-size="9pt" fo:font-weight="normal" officeooo:rsid="000fff04" officeooo:paragraph-rsid="000fff04" fo:background-color="#1f1f1f" style:font-size-asian="9pt" style:font-size-complex="9pt"/>
    </style:style>
    <style:style style:name="P56" style:family="paragraph" style:parent-style-name="Standard">
      <style:text-properties officeooo:rsid="00176323" officeooo:paragraph-rsid="00176323"/>
    </style:style>
    <style:style style:name="P57" style:family="paragraph" style:parent-style-name="Standard">
      <style:text-properties officeooo:rsid="0018872a" officeooo:paragraph-rsid="0018872a"/>
    </style:style>
    <style:style style:name="P58" style:family="paragraph" style:parent-style-name="Table_20_Contents">
      <style:text-properties officeooo:rsid="00121b05" officeooo:paragraph-rsid="00121b05"/>
    </style:style>
    <style:style style:name="P59" style:family="paragraph" style:parent-style-name="Standard">
      <style:text-properties officeooo:rsid="001aeab5" officeooo:paragraph-rsid="001aeab5"/>
    </style:style>
    <style:style style:name="P60" style:family="paragraph" style:parent-style-name="Standard">
      <style:text-properties officeooo:rsid="001c314b" officeooo:paragraph-rsid="001c314b"/>
    </style:style>
    <style:style style:name="P61" style:family="paragraph" style:parent-style-name="Standard">
      <style:text-properties fo:color="#4fc1ff" loext:opacity="100%" style:font-name="Droid Sans Mono" fo:font-size="10.5pt" fo:font-weight="normal" officeooo:rsid="001c314b" officeooo:paragraph-rsid="001c314b" fo:background-color="#1f1f1f"/>
    </style:style>
    <style:style style:name="P62" style:family="paragraph" style:parent-style-name="Standard">
      <style:text-properties fo:color="#4fc1ff" loext:opacity="100%" style:font-name="Droid Sans Mono" fo:font-size="10.5pt" fo:font-weight="normal" officeooo:rsid="001c314b" officeooo:paragraph-rsid="001c314b" fo:background-color="#1f1f1f"/>
    </style:style>
    <style:style style:name="P63" style:family="paragraph" style:parent-style-name="Standard">
      <style:text-properties officeooo:rsid="00063044" officeooo:paragraph-rsid="00077137"/>
    </style:style>
    <style:style style:name="P64" style:family="paragraph" style:parent-style-name="Standard">
      <style:text-properties officeooo:rsid="00063044" officeooo:paragraph-rsid="001de879"/>
    </style:style>
    <style:style style:name="P65" style:family="paragraph" style:parent-style-name="Standard">
      <style:text-properties officeooo:rsid="00077137" officeooo:paragraph-rsid="00077137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3" style:family="text">
      <style:text-properties fo:color="#9cdcfe" loext:opacity="100%" style:font-name="Droid Sans Mono" fo:font-size="10.5pt" fo:font-weight="normal" officeooo:rsid="00063044" fo:background-color="#1f1f1f" loext:char-shading-value="0"/>
    </style:style>
    <style:style style:name="T4" style:family="text">
      <style:text-properties fo:color="#9cdcfe" loext:opacity="100%" style:font-name="Droid Sans Mono" fo:font-size="9pt" fo:font-weight="normal" fo:background-color="#1f1f1f" loext:char-shading-value="0" style:font-size-asian="9pt" style:font-size-complex="9pt"/>
    </style:style>
    <style:style style:name="T5" style:family="text">
      <style:text-properties fo:color="#9cdcfe" loext:opacity="100%" officeooo:rsid="0009a7e3"/>
    </style:style>
    <style:style style:name="T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" style:family="text">
      <style:text-properties fo:color="#cccccc" loext:opacity="100%" style:font-name="Droid Sans Mono" fo:font-size="9pt" fo:font-weight="normal" fo:background-color="#1f1f1f" loext:char-shading-value="0" style:font-size-asian="9pt" style:font-size-complex="9pt"/>
    </style:style>
    <style:style style:name="T8" style:family="text">
      <style:text-properties fo:color="#d4d4d4" loext:opacity="100%"/>
    </style:style>
    <style:style style:name="T9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0" style:family="text">
      <style:text-properties fo:color="#d4d4d4" loext:opacity="100%" style:font-name="Droid Sans Mono" fo:font-size="9pt" fo:font-weight="normal" fo:background-color="#1f1f1f" loext:char-shading-value="0" style:font-size-asian="9pt" style:font-size-complex="9pt"/>
    </style:style>
    <style:style style:name="T11" style:family="text">
      <style:text-properties fo:color="#d4d4d4" loext:opacity="100%" officeooo:rsid="001c90d0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Droid Sans Mono" fo:font-size="9pt" fo:font-weight="normal" fo:background-color="#1f1f1f" loext:char-shading-value="0" style:font-size-asian="9pt" style:font-size-complex="9pt"/>
    </style:style>
    <style:style style:name="T14" style:family="text">
      <style:text-properties fo:color="#569cd6" loext:opacity="100%" officeooo:rsid="00121b05"/>
    </style:style>
    <style:style style:name="T15" style:family="text">
      <style:text-properties fo:color="#569cd6" loext:opacity="100%" officeooo:rsid="00135421"/>
    </style:style>
    <style:style style:name="T16" style:family="text">
      <style:text-properties fo:color="#569cd6" loext:opacity="100%" officeooo:rsid="0014dc79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style:font-name="Droid Sans Mono" fo:font-size="9pt" fo:font-weight="normal" fo:background-color="#1f1f1f" loext:char-shading-value="0" style:font-size-asian="9pt" style:font-size-complex="9pt"/>
    </style:style>
    <style:style style:name="T19" style:family="text">
      <style:text-properties fo:color="#dcdcaa" loext:opacity="100%" style:font-name="Droid Sans Mono" fo:font-size="9pt" fo:font-weight="normal" officeooo:rsid="0009a7e3" fo:background-color="#1f1f1f" loext:char-shading-value="0" style:font-size-asian="9pt" style:font-size-complex="9pt"/>
    </style:style>
    <style:style style:name="T20" style:family="text">
      <style:text-properties fo:color="#dcdcaa" loext:opacity="100%" officeooo:rsid="000fff04"/>
    </style:style>
    <style:style style:name="T21" style:family="text">
      <style:text-properties fo:color="#dcdcaa" loext:opacity="100%" officeooo:rsid="0018872a"/>
    </style:style>
    <style:style style:name="T22" style:family="text">
      <style:text-properties fo:color="#c586c0" loext:opacity="100%"/>
    </style:style>
    <style:style style:name="T23" style:family="text">
      <style:text-properties fo:color="#c586c0" loext:opacity="100%" officeooo:rsid="0003b1ac"/>
    </style:style>
    <style:style style:name="T24" style:family="text">
      <style:text-properties fo:color="#808080" loext:opacity="100%"/>
    </style:style>
    <style:style style:name="T25" style:family="text">
      <style:text-properties fo:color="#808080" loext:opacity="100%" officeooo:rsid="0004b4dd"/>
    </style:style>
    <style:style style:name="T26" style:family="text">
      <style:text-properties fo:color="#808080" loext:opacity="100%" officeooo:rsid="00080b0e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style:font-name="Droid Sans Mono" fo:font-size="9pt" fo:font-weight="normal" fo:background-color="#1f1f1f" loext:char-shading-value="0" style:font-size-asian="9pt" style:font-size-complex="9pt"/>
    </style:style>
    <style:style style:name="T29" style:family="text">
      <style:text-properties fo:color="#ce9178" loext:opacity="100%" officeooo:rsid="00080b0e"/>
    </style:style>
    <style:style style:name="T30" style:family="text">
      <style:text-properties fo:color="#4fc1ff" loext:opacity="100%"/>
    </style:style>
    <style:style style:name="T31" style:family="text">
      <style:text-properties fo:color="#4fc1ff" loext:opacity="100%" style:font-name="Droid Sans Mono" fo:font-size="9pt" fo:font-weight="normal" fo:background-color="#1f1f1f" loext:char-shading-value="0" style:font-size-asian="9pt" style:font-size-complex="9pt"/>
    </style:style>
    <style:style style:name="T32" style:family="text">
      <style:text-properties fo:color="#4fc1ff" loext:opacity="100%" officeooo:rsid="001c314b"/>
    </style:style>
    <style:style style:name="T33" style:family="text">
      <style:text-properties officeooo:rsid="000451be"/>
    </style:style>
    <style:style style:name="T34" style:family="text">
      <style:text-properties officeooo:rsid="0004b4dd"/>
    </style:style>
    <style:style style:name="T35" style:family="text">
      <style:text-properties fo:color="#4ec9b0" loext:opacity="100%"/>
    </style:style>
    <style:style style:name="T36" style:family="text">
      <style:text-properties officeooo:rsid="000744a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0c7a00"/>
    </style:style>
    <style:style style:name="T39" style:family="text">
      <style:text-properties officeooo:rsid="000edc9a"/>
    </style:style>
    <style:style style:name="T40" style:family="text">
      <style:text-properties officeooo:rsid="000fff04"/>
    </style:style>
    <style:style style:name="T41" style:family="text">
      <style:text-properties fo:color="#b5cea8" loext:opacity="100%"/>
    </style:style>
    <style:style style:name="T42" style:family="text">
      <style:text-properties fo:color="#6a9955" loext:opacity="100%" officeooo:rsid="000fff04"/>
    </style:style>
    <style:style style:name="T43" style:family="text">
      <style:text-properties fo:color="#6a9955" loext:opacity="100%" officeooo:rsid="0014066e"/>
    </style:style>
    <style:style style:name="T44" style:family="text">
      <style:text-properties officeooo:rsid="00195ba6"/>
    </style:style>
    <style:style style:name="T45" style:family="text">
      <style:text-properties officeooo:rsid="001de8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ar os arquivos iniciais de configuração:</text:p>
      <text:p text:style-name="P1"/>
      <text:p text:style-name="P1">Dentro da pasta do projeto, executar:</text:p>
      <text:p text:style-name="P1"><text:span text:style-name="T2">npx</text:span><text:span text:style-name="T6"> </text:span><text:span text:style-name="T2">create</text:span><text:span text:style-name="T9">-</text:span><text:span text:style-name="T2">react</text:span><text:span text:style-name="T9">-</text:span><text:span text:style-name="T2">app</text:span><text:span text:style-name="T6"> .</text:span></text:p>
      <text:p text:style-name="P1"/>
      <text:p text:style-name="P1">Com o ".", indicamos que os arquivos serão gerados na raiz da pasta. </text:p>
      <text:p text:style-name="P1"/>
      <text:p text:style-name="P1">Para gerar a pasta e os arquivos criar dentro, basta informar no código:</text:p>
      <text:p text:style-name="P1"/>
      <text:p text:style-name="P1"><text:span text:style-name="T2">npx</text:span><text:span text:style-name="T6"> </text:span><text:span text:style-name="T2">create</text:span><text:span text:style-name="T9">-</text:span><text:span text:style-name="T2">react</text:span><text:span text:style-name="T9">-</text:span><text:span text:style-name="T2">app nome-pasta</text:span></text:p>
      <text:p text:style-name="P1"/>
      <text:p text:style-name="P1">Para rodar o projeto no navegador:</text:p>
      <text:p text:style-name="P47">npm start</text:p>
      <text:p text:style-name="P1"/>
      <text:p text:style-name="P1">Para parar:</text:p>
      <text:p text:style-name="P1">Ctrl + c</text:p>
      <text:p text:style-name="P1"/>
      <text:p text:style-name="P25">========================</text:p>
      <text:p text:style-name="P25"/>
      <text:p text:style-name="P25">No arquivo App.js, a função retorna apenas um elemento (className) / componente<text:span text:style-name="T33"> (function App() é um componente)</text:span>, ou seja, contém apenas um elemento root.</text:p>
      <text:p text:style-name="P25"/>
      <text:p text:style-name="P26">Se inseridos 2 elementos [divs] vai quebrar o código.</text:p>
      <text:p text:style-name="P26"/>
      <text:p text:style-name="P27">Caso não quiséssemos um elemento root e quiséssemos utilizar várias div, faríamos uso do "react fragments" com o código entre &lt;&gt;&lt;/&gt;</text:p>
      <text:p text:style-name="P27"/>
      <text:p text:style-name="P6"><text:span text:style-name="T12">function</text:span> <text:span text:style-name="T17">App</text:span>() {</text:p>
      <text:p text:style-name="P7"><text:span text:style-name="T23"><text:s text:c="5"/></text:span><text:span text:style-name="T22">return</text:span> (</text:p>
      <text:p text:style-name="P28"><text:span text:style-name="T23"><text:s text:c="5"/></text:span>&lt;&gt;</text:p>
      <text:p text:style-name="P8"><text:span text:style-name="T23"><text:s text:c="10"/></text:span><text:span text:style-name="T24">&lt;</text:span><text:span text:style-name="T12">div</text:span> <text:span text:style-name="T1">className</text:span><text:span text:style-name="T8">=</text:span><text:span text:style-name="T27">"App"</text:span><text:span text:style-name="T24">&gt;</text:span></text:p>
      <text:p text:style-name="P8"><text:span text:style-name="T23"><text:s text:c="15"/></text:span><text:span text:style-name="T24">&lt;</text:span><text:span text:style-name="T12">header</text:span> <text:span text:style-name="T1">className</text:span><text:span text:style-name="T8">=</text:span><text:span text:style-name="T27">"App-header"</text:span><text:span text:style-name="T24">&gt;</text:span></text:p>
      <text:p text:style-name="P8"><text:span text:style-name="T23"><text:s text:c="20"/></text:span><text:span text:style-name="T24">&lt;</text:span><text:span text:style-name="T12">img</text:span> <text:span text:style-name="T1">src</text:span><text:span text:style-name="T8">=</text:span><text:span text:style-name="T12">{</text:span><text:span text:style-name="T30">logo</text:span><text:span text:style-name="T12">}</text:span> <text:span text:style-name="T1">className</text:span><text:span text:style-name="T8">=</text:span><text:span text:style-name="T27">"App-logo"</text:span> <text:span text:style-name="T1">alt</text:span><text:span text:style-name="T8">=</text:span><text:span text:style-name="T27">"logo"</text:span> <text:span text:style-name="T24">/&gt;</text:span></text:p>
      <text:p text:style-name="P8"><text:span text:style-name="T23"><text:s text:c="20"/></text:span><text:span text:style-name="T24">&lt;</text:span><text:span text:style-name="T12">p</text:span><text:span text:style-name="T24">&gt;</text:span></text:p>
      <text:p text:style-name="P8"><text:span text:style-name="T23"><text:s text:c="25"/></text:span>Edit <text:span text:style-name="T24">&lt;</text:span><text:span text:style-name="T12">code</text:span><text:span text:style-name="T24">&gt;</text:span>src/App.js<text:span text:style-name="T24">&lt;/</text:span><text:span text:style-name="T12">code</text:span><text:span text:style-name="T24">&gt;</text:span> and save to reload.</text:p>
      <text:p text:style-name="P8"><text:span text:style-name="T23"><text:s text:c="20"/></text:span><text:span text:style-name="T24">&lt;/</text:span><text:span text:style-name="T12">p</text:span><text:span text:style-name="T24">&gt;</text:span></text:p>
      <text:p text:style-name="P8"><text:span text:style-name="T23"><text:s text:c="20"/></text:span><text:span text:style-name="T24">&lt;</text:span><text:span text:style-name="T12">a</text:span></text:p>
      <text:p text:style-name="P8"><text:span text:style-name="T23"><text:s text:c="25"/></text:span><text:span text:style-name="T1">className</text:span><text:span text:style-name="T8">=</text:span><text:span text:style-name="T27">"App-link"</text:span></text:p>
      <text:p text:style-name="P8"><text:span text:style-name="T23"><text:s text:c="25"/></text:span><text:span text:style-name="T1">href</text:span><text:span text:style-name="T8">=</text:span><text:span text:style-name="T27">"https://reactjs.org"</text:span></text:p>
      <text:p text:style-name="P8"><text:span text:style-name="T23"><text:s text:c="25"/></text:span><text:span text:style-name="T1">target</text:span><text:span text:style-name="T8">=</text:span><text:span text:style-name="T27">"_blank"</text:span></text:p>
      <text:p text:style-name="P8"><text:span text:style-name="T23"><text:s text:c="25"/></text:span><text:span text:style-name="T1">rel</text:span><text:span text:style-name="T8">=</text:span><text:span text:style-name="T27">"noopener noreferrer"</text:span></text:p>
      <text:p text:style-name="P28"><text:span text:style-name="T23"><text:s text:c="20"/></text:span>&gt;</text:p>
      <text:p text:style-name="P8"><text:span text:style-name="T23"><text:s text:c="25"/></text:span>Learn React</text:p>
      <text:p text:style-name="P8"><text:span text:style-name="T23"><text:s text:c="20"/></text:span><text:span text:style-name="T24">&lt;/</text:span><text:span text:style-name="T12">a</text:span><text:span text:style-name="T24">&gt;</text:span></text:p>
      <text:p text:style-name="P8"><text:span text:style-name="T23"><text:s text:c="15"/></text:span><text:span text:style-name="T24">&lt;/</text:span><text:span text:style-name="T12">header</text:span><text:span text:style-name="T24">&gt;</text:span></text:p>
      <text:p text:style-name="P8"><text:span text:style-name="T23"><text:s text:c="10"/></text:span><text:span text:style-name="T24">&lt;/</text:span><text:span text:style-name="T12">div</text:span><text:span text:style-name="T24">&gt;</text:span></text:p>
      <text:p text:style-name="P8"><text:span text:style-name="T23"><text:s text:c="10"/></text:span><text:span text:style-name="T24">&lt;</text:span><text:span text:style-name="T12">div</text:span><text:span text:style-name="T24">&gt;</text:span>Teste de div<text:span text:style-name="T24">&lt;/</text:span><text:span text:style-name="T12">div</text:span><text:span text:style-name="T24">&gt;</text:span></text:p>
      <text:p text:style-name="P28"><text:span text:style-name="T23"><text:s text:c="10"/></text:span>&lt;/&gt;</text:p>
      <text:p text:style-name="P8"><text:span text:style-name="T23"><text:s text:c="5"/></text:span>);</text:p>
      <text:p text:style-name="P7">}</text:p>
      <text:p text:style-name="P27"/>
      <text:p text:style-name="P30"><text:span text:style-name="T34">No arquivo index.js, chamamos o componente a ser renderizado com &lt;App /&gt;, ou seja, utilizando o nome da função/componente.<text:line-break/><text:line-break/></text:span><text:span text:style-name="T13">const</text:span><text:span text:style-name="T7"> </text:span><text:span text:style-name="T31">root</text:span><text:span text:style-name="T7"> </text:span><text:span text:style-name="T10">=</text:span><text:span text:style-name="T7"> </text:span><text:span text:style-name="T4">ReactDOM</text:span><text:span text:style-name="T7">.</text:span><text:span text:style-name="T18">createRoot</text:span><text:span text:style-name="T7">(</text:span><text:span text:style-name="T4">document</text:span><text:span text:style-name="T7">.</text:span><text:span text:style-name="T18">getElementById</text:span><text:span text:style-name="T7">(</text:span><text:span text:style-name="T28">'root'</text:span><text:span text:style-name="T7">));</text:span></text:p>
      <text:p text:style-name="P7"><text:span text:style-name="T30">root</text:span>.<text:span text:style-name="T17">render</text:span>(</text:p>
      <text:p text:style-name="P7"><text:span text:style-name="T25"><text:s text:c="5"/></text:span><text:span text:style-name="T24">&lt;</text:span><text:span text:style-name="T35">React.StrictMode</text:span><text:span text:style-name="T24">&gt;</text:span></text:p>
      <text:p text:style-name="P9"><text:span text:style-name="T25"><text:s text:c="10"/></text:span><text:span text:style-name="T24">&lt;</text:span><text:span text:style-name="T35">App</text:span> <text:span text:style-name="T24">/&gt;</text:span></text:p>
      <text:p text:style-name="P9"><text:span text:style-name="T25"><text:s text:c="5"/></text:span><text:span text:style-name="T24">&lt;/</text:span><text:span text:style-name="T35">React.StrictMode</text:span><text:span text:style-name="T24">&gt;</text:span></text:p>
      <text:p text:style-name="P7">);</text:p>
      <text:p text:style-name="P29"><text:soft-page-break/></text:p>
      <text:p text:style-name="P33">=====================</text:p>
      <text:p text:style-name="P33"/>
      <text:p text:style-name="P33">Com o script build, todos arquivos serão "organizados" em pastas corretamente. É possível efetuar tratamentos e etc. Para rodar o script é preciso usar o termo "run".</text:p>
      <text:p text:style-name="P33"/>
      <text:p text:style-name="P2"><text:span text:style-name="T2">npm</text:span><text:span text:style-name="T3"> run build</text:span></text:p>
      <text:p text:style-name="P1"/>
      <text:p text:style-name="P33">Será criada uma pasta chamada build com todos os arquivos.<text:span text:style-name="T36"> Todos arquivos serão minificados, com espaços removidos, nomes modificados e etc, para otimização do projeto.</text:span></text:p>
      <text:p text:style-name="P35"/>
      <text:p text:style-name="P34">=====================</text:p>
      <text:p text:style-name="P34"/>
      <text:p text:style-name="P35">O React não precisa trabalhar na página inteira. É possível aplicar o React em partes específicas do código.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0">No arquivo <text:span text:style-name="T37">index.html</text:span>, na pasta public, a div #root e "preenchida" pelo <text:span text:style-name="T37">index.js</text:span>:</text:p>
          </table:table-cell>
          <table:table-cell table:style-name="Tabela1.B1" office:value-type="string">
            <text:p text:style-name="P18"><text:span text:style-name="T24">&lt;</text:span><text:span text:style-name="T12">body</text:span><text:span text:style-name="T24">&gt;</text:span></text:p>
            <text:p text:style-name="P10"><text:span text:style-name="T26"><text:s text:c="5"/></text:span><text:span text:style-name="T24">&lt;</text:span><text:span text:style-name="T12">noscript</text:span><text:span text:style-name="T24">&gt;</text:span>You need to enable JavaScript to run this app.<text:span text:style-name="T24">&lt;/</text:span><text:span text:style-name="T12">noscript</text:span><text:span text:style-name="T24">&gt;</text:span></text:p>
            <text:p text:style-name="P10"><text:span text:style-name="T26"><text:s text:c="5"/></text:span><text:span text:style-name="T24">&lt;</text:span><text:span text:style-name="T12">div</text:span> <text:span text:style-name="T1">id</text:span>=<text:span text:style-name="T27">"root"</text:span><text:span text:style-name="T24">&gt;&lt;/</text:span><text:span text:style-name="T12">div</text:span><text:span text:style-name="T24">&gt;</text:span></text:p>
            <text:p text:style-name="P10"><text:span text:style-name="T24">&lt;/</text:span><text:span text:style-name="T12">body</text:span><text:span text:style-name="T24">&gt;</text:span>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0">No arquivo <text:span text:style-name="T37">index.js</text:span> é definido o id da div de interesse:</text:p>
          </table:table-cell>
          <table:table-cell table:style-name="Tabela2.B1" office:value-type="string">
            <text:p text:style-name="P31"><text:span text:style-name="T13">const</text:span><text:span text:style-name="T7"> </text:span><text:span text:style-name="T31">root</text:span><text:span text:style-name="T7"> </text:span><text:span text:style-name="T10">=</text:span><text:span text:style-name="T7"> </text:span><text:span text:style-name="T4">ReactDOM</text:span><text:span text:style-name="T7">.</text:span><text:span text:style-name="T18">createRoot</text:span><text:span text:style-name="T7">(</text:span><text:span text:style-name="T4">document</text:span><text:span text:style-name="T7">.</text:span><text:span text:style-name="T18">getElementById</text:span><text:span text:style-name="T7">(</text:span><text:span text:style-name="T28">'root'</text:span><text:span text:style-name="T7">));</text:span></text:p>
            <text:p text:style-name="P10"><text:span text:style-name="T30">root</text:span>.<text:span text:style-name="T17">render</text:span>(</text:p>
            <text:p text:style-name="P10"><text:span text:style-name="T25"><text:s text:c="5"/></text:span><text:span text:style-name="T24">&lt;</text:span><text:span text:style-name="T35">React.StrictMode</text:span><text:span text:style-name="T24">&gt;</text:span></text:p>
            <text:p text:style-name="P10"><text:span text:style-name="T25"><text:s text:c="10"/></text:span><text:span text:style-name="T24">&lt;</text:span><text:span text:style-name="T35">App</text:span> <text:span text:style-name="T24">/&gt;</text:span></text:p>
            <text:p text:style-name="P10"><text:span text:style-name="T25"><text:s text:c="5"/></text:span><text:span text:style-name="T24">&lt;/</text:span><text:span text:style-name="T35">React.StrictMode</text:span><text:span text:style-name="T24">&gt;</text:span></text:p>
            <text:p text:style-name="P10">);</text:p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2">Caso seja criada outra ou apenas uma parte específica do site use o React:</text:p>
          </table:table-cell>
          <table:table-cell table:style-name="Tabela3.B1" office:value-type="string">
            <text:p text:style-name="P18"><text:span text:style-name="T24">&lt;</text:span><text:span text:style-name="T12">body</text:span><text:span text:style-name="T24">&gt;</text:span></text:p>
            <text:p text:style-name="P10"><text:span text:style-name="T26"><text:s text:c="5"/></text:span><text:span text:style-name="T24">&lt;</text:span><text:span text:style-name="T12">noscript</text:span><text:span text:style-name="T24">&gt;</text:span>You need to enable JavaScript to run this app.<text:span text:style-name="T24">&lt;/</text:span><text:span text:style-name="T12">noscript</text:span><text:span text:style-name="T24">&gt;</text:span></text:p>
            <text:p text:style-name="P10"><text:span text:style-name="T26"><text:s text:c="5"/></text:span><text:span text:style-name="T24">&lt;</text:span><text:span text:style-name="T12">div</text:span> <text:span text:style-name="T1">id</text:span>=<text:span text:style-name="T27">"root"</text:span><text:span text:style-name="T24">&gt;&lt;/</text:span><text:span text:style-name="T12">div</text:span><text:span text:style-name="T24">&gt;</text:span></text:p>
            <text:p text:style-name="P10"><text:span text:style-name="T26"><text:s text:c="5"/></text:span><text:span text:style-name="T24">&lt;</text:span><text:span text:style-name="T12">div</text:span><text:span text:style-name="T24"> </text:span><text:span text:style-name="T1">id</text:span><text:span text:style-name="T24">=</text:span><text:span text:style-name="T27">"</text:span><text:span text:style-name="T29">outra-div</text:span><text:span text:style-name="T27">"</text:span><text:span text:style-name="T24">&gt;&lt;/</text:span><text:span text:style-name="T12">div</text:span><text:span text:style-name="T24">&gt;</text:span></text:p>
            <text:p text:style-name="P10"><text:span text:style-name="T24">&lt;/</text:span><text:span text:style-name="T12">body</text:span><text:span text:style-name="T24">&gt;</text:span></text:p>
          </table:table-cell>
        </table:table-row>
      </table:table>
      <text:p text:style-name="P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0">Definimos a id no arquivo <text:span text:style-name="T37">index.js</text:span>:</text:p>
          </table:table-cell>
          <table:table-cell table:style-name="Tabela4.B1" office:value-type="string">
            <text:p text:style-name="P31"><text:span text:style-name="T13">const</text:span><text:span text:style-name="T7"> </text:span><text:span text:style-name="T31">root</text:span><text:span text:style-name="T7"> </text:span><text:span text:style-name="T10">=</text:span><text:span text:style-name="T7"> </text:span><text:span text:style-name="T4">ReactDOM</text:span><text:span text:style-name="T7">.</text:span><text:span text:style-name="T18">createRoot</text:span><text:span text:style-name="T7">(</text:span><text:span text:style-name="T4">document</text:span><text:span text:style-name="T7">.</text:span><text:span text:style-name="T18">getElementById</text:span><text:span text:style-name="T7">(</text:span><text:span text:style-name="T28">'root'</text:span><text:span text:style-name="T7">));</text:span></text:p>
            <text:p text:style-name="P10"><text:span text:style-name="T30">root</text:span>.<text:span text:style-name="T17">render</text:span>(</text:p>
            <text:p text:style-name="P10"><text:span text:style-name="T25"><text:s text:c="5"/></text:span><text:span text:style-name="T24">&lt;</text:span><text:span text:style-name="T35">React.StrictMode</text:span><text:span text:style-name="T24">&gt;</text:span></text:p>
            <text:p text:style-name="P10"><text:span text:style-name="T25"><text:s text:c="10"/></text:span><text:span text:style-name="T24">&lt;</text:span><text:span text:style-name="T35">App</text:span> <text:span text:style-name="T24">/&gt;</text:span></text:p>
            <text:p text:style-name="P10"><text:span text:style-name="T25"><text:s text:c="5"/></text:span><text:span text:style-name="T24">&lt;/</text:span><text:span text:style-name="T35">React.StrictMode</text:span><text:span text:style-name="T24">&gt;</text:span></text:p>
            <text:p text:style-name="P10">);</text:p>
          </table:table-cell>
        </table:table-row>
      </table:table>
      <text:p text:style-name="P40"/>
      <text:p text:style-name="P44">Caso a div tenha uma classe:</text:p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3">Caso seja criada outra ou apenas uma parte específica do site use o React:</text:p>
          </table:table-cell>
          <table:table-cell table:style-name="Tabela5.B1" office:value-type="string">
            <text:p text:style-name="P19"><text:span text:style-name="T24">&lt;</text:span><text:span text:style-name="T12">body</text:span><text:span text:style-name="T24">&gt;</text:span></text:p>
            <text:p text:style-name="P11"><text:span text:style-name="T26"><text:s text:c="5"/></text:span><text:span text:style-name="T24">&lt;</text:span><text:span text:style-name="T12">noscript</text:span><text:span text:style-name="T24">&gt;</text:span>You need to enable JavaScript to run this app.<text:span text:style-name="T24">&lt;/</text:span><text:span text:style-name="T12">noscript</text:span><text:span text:style-name="T24">&gt;</text:span></text:p>
            <text:p text:style-name="P11"><text:span text:style-name="T26"><text:s text:c="5"/></text:span><text:span text:style-name="T24">&lt;</text:span><text:span text:style-name="T12">div</text:span> <text:span text:style-name="T1">id</text:span>=<text:span text:style-name="T27">"root"</text:span><text:span text:style-name="T24">&gt;&lt;/</text:span><text:span text:style-name="T12">div</text:span><text:span text:style-name="T24">&gt;</text:span></text:p>
            <text:p text:style-name="P11"><text:span text:style-name="T26"><text:s text:c="5"/></text:span><text:span text:style-name="T24">&lt;</text:span><text:span text:style-name="T12">div</text:span><text:span text:style-name="T24"> </text:span><text:span text:style-name="T5">class</text:span><text:span text:style-name="T24">=</text:span><text:span text:style-name="T27">"</text:span><text:span text:style-name="T29">outra-div</text:span><text:span text:style-name="T27">"</text:span><text:span text:style-name="T24">&gt;&lt;/</text:span><text:span text:style-name="T12">div</text:span><text:span text:style-name="T24">&gt;</text:span></text:p>
            <text:p text:style-name="P11"><text:span text:style-name="T24">&lt;/</text:span><text:span text:style-name="T12">body</text:span><text:span text:style-name="T24">&gt;</text:span></text:p>
          </table:table-cell>
        </table:table-row>
      </table:table>
      <text:p text:style-name="P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1">Definimos a id no arquivo <text:span text:style-name="T37">index.js</text:span>:</text:p>
          </table:table-cell>
          <table:table-cell table:style-name="Tabela6.B1" office:value-type="string">
            <text:p text:style-name="P32"><text:span text:style-name="T13">const</text:span><text:span text:style-name="T7"> </text:span><text:span text:style-name="T31">root</text:span><text:span text:style-name="T7"> </text:span><text:span text:style-name="T10">=</text:span><text:span text:style-name="T7"> </text:span><text:span text:style-name="T4">ReactDOM</text:span><text:span text:style-name="T7">.</text:span><text:span text:style-name="T18">createRoot</text:span><text:span text:style-name="T7">(</text:span><text:span text:style-name="T4">document</text:span><text:span text:style-name="T7">.</text:span><text:span text:style-name="T19">querySelector</text:span><text:span text:style-name="T7">(</text:span><text:span text:style-name="T28">'root'</text:span><text:span text:style-name="T7">));</text:span></text:p>
            <text:p text:style-name="P11"><text:span text:style-name="T30">root</text:span>.<text:span text:style-name="T17">render</text:span>(</text:p>
            <text:p text:style-name="P11"><text:span text:style-name="T25"><text:s text:c="5"/></text:span><text:span text:style-name="T24">&lt;</text:span><text:span text:style-name="T35">React.StrictMode</text:span><text:span text:style-name="T24">&gt;</text:span></text:p>
            <text:p text:style-name="P11"><text:span text:style-name="T25"><text:s text:c="10"/></text:span><text:span text:style-name="T24">&lt;</text:span><text:span text:style-name="T35">App</text:span> <text:span text:style-name="T24">/&gt;</text:span></text:p>
            <text:p text:style-name="P11"><text:span text:style-name="T25"><text:s text:c="5"/></text:span><text:span text:style-name="T24">&lt;/</text:span><text:span text:style-name="T35">React.StrictMode</text:span><text:span text:style-name="T24">&gt;</text:span></text:p>
            <text:p text:style-name="P11">);</text:p>
          </table:table-cell>
        </table:table-row>
      </table:table>
      <text:p text:style-name="P41"/>
      <text:p text:style-name="P41"/>
      <text:p text:style-name="P41"/>
      <text:p text:style-name="P20"><text:soft-page-break/><text:span text:style-name="T7"/></text:p>
      <text:p text:style-name="P1"/>
      <text:p text:style-name="P34">=====================</text:p>
      <text:p text:style-name="P35"/>
      <text:p text:style-name="P45">Evento sintético = algo que acontece na página</text:p>
      <text:p text:style-name="P35"/>
      <text:p text:style-name="P34">=====================</text:p>
      <text:p text:style-name="P34"/>
      <text:p text:style-name="P34">Execute o seguinte comando para instalar o plugin como uma dependência de desenvolvimento (devDependencies):</text:p>
      <text:p text:style-name="P34"/>
      <text:p text:style-name="P34">npm install --save-dev @babel/plugin-proposal-private-property-in-object</text:p>
      <text:p text:style-name="P34"/>
      <text:p text:style-name="P34">Isso adicionará o plugin ao seu package.json e garantirá que ele esteja disponível no ambiente de desenvolvimento.</text:p>
      <text:p text:style-name="P34"/>
      <text:p text:style-name="P46">-</text:p>
      <text:p text:style-name="P46"/>
      <text:p text:style-name="P46">Se quiser garantir que não terá problemas com outros pacotes relacionados ao Babel, atualize suas dependências para a versão mais recente:</text:p>
      <text:p text:style-name="P46"/>
      <text:p text:style-name="P46">npm install babel-preset-react-app@latest</text:p>
      <text:p text:style-name="P46"/>
      <text:p text:style-name="P46">-</text:p>
      <text:p text:style-name="P46"/>
      <text:p text:style-name="P46">Depois de adicionar o plugin, remova a pasta node_modules e reinstale as dependências para evitar conflitos:</text:p>
      <text:p text:style-name="P46"/>
      <text:p text:style-name="P46">rm -rf node_modules package-lock.json</text:p>
      <text:p text:style-name="P46">npm install</text:p>
      <text:p text:style-name="P35"/>
      <text:p text:style-name="P34">=====================</text:p>
      <text:p text:style-name="P34"/>
      <text:p text:style-name="P48"><text:span text:style-name="T39">Lifecycle Methods - </text:span>Ciclos de vida do componete</text:p>
      <text:p text:style-name="P48"/>
      <text:p text:style-name="P48">https://projects.wojtekmaj.pl/react-lifecycle-methods-diagram/</text:p>
      <text:p text:style-name="P3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9">componentDidMount()</text:p>
            <text:p text:style-name="P49"/>
            <text:p text:style-name="P37">É invocado imediatamente após um componente ser montado (inserido na árvore)<text:span text:style-name="T38">.</text:span></text:p>
            <text:p text:style-name="P37"/>
            <text:p text:style-name="P37">Este método é um bom lugar para colocar qualquer subscrição. Se fizer isto, não esqueça de desinscrever no <text:span text:style-name="T37">componentWillUnmount()</text:span>.</text:p>
            <text:p text:style-name="P37"/>
            <text:p text:style-name="P37">Você pode chamar <text:span text:style-name="T37">setState()</text:span> diretamente dentro do <text:span text:style-name="T37">componentDidMount()</text:span>. Ele irá disparar uma renderização extra, mas isto irá ocorrer antes que o browser atualize a tela<text:span text:style-name="T40">.</text:span></text:p>
          </table:table-cell>
          <table:table-cell table:style-name="Tabela7.B1" office:value-type="string">
            <text:p text:style-name="P52">Exemplo:</text:p>
            <text:p text:style-name="P55">//Componente motado</text:p>
            <text:p text:style-name="P21"><text:span text:style-name="T17">componentDidMount</text:span>() {</text:p>
            <text:p text:style-name="P12"><text:span text:style-name="T20"><text:s text:c="5"/></text:span><text:span text:style-name="T17">setTimeout</text:span>(() <text:span text:style-name="T12">=&gt;</text:span> {</text:p>
            <text:p text:style-name="P12"><text:span text:style-name="T20"><text:s text:c="10"/></text:span><text:span text:style-name="T12">this</text:span>.<text:span text:style-name="T17">setState</text:span>({</text:p>
            <text:p text:style-name="P12"><text:span text:style-name="T20"><text:s text:c="15"/></text:span><text:span text:style-name="T1">posts:</text:span> [</text:p>
            <text:p text:style-name="P12"><text:span text:style-name="T20"><text:s text:c="20"/></text:span>{</text:p>
            <text:p text:style-name="P12"><text:span text:style-name="T20"><text:s text:c="25"/></text:span><text:span text:style-name="T1">id:</text:span> <text:span text:style-name="T41">1</text:span>,</text:p>
            <text:p text:style-name="P12"><text:span text:style-name="T20"><text:s text:c="25"/></text:span><text:span text:style-name="T1">title:</text:span> <text:span text:style-name="T27">'O título 1'</text:span>,</text:p>
            <text:p text:style-name="P12"><text:span text:style-name="T20"><text:s text:c="25"/></text:span><text:span text:style-name="T1">body:</text:span> <text:span text:style-name="T27">'O corpo 1'</text:span></text:p>
            <text:p text:style-name="P12"><text:span text:style-name="T20"><text:s text:c="20"/></text:span>},</text:p>
            <text:p text:style-name="P12"><text:span text:style-name="T20"><text:s text:c="20"/></text:span>{</text:p>
            <text:p text:style-name="P12"><text:span text:style-name="T20"><text:s text:c="25"/></text:span><text:span text:style-name="T1">id:</text:span> <text:span text:style-name="T41">2</text:span>,</text:p>
            <text:p text:style-name="P12"><text:span text:style-name="T20"><text:s text:c="25"/></text:span><text:span text:style-name="T1">title:</text:span> <text:span text:style-name="T27">'O título 2'</text:span>,</text:p>
            <text:p text:style-name="P12"><text:span text:style-name="T20"><text:s text:c="25"/></text:span><text:span text:style-name="T1">body:</text:span> <text:span text:style-name="T27">'O corpo 2'</text:span></text:p>
            <text:p text:style-name="P12"><text:span text:style-name="T20"><text:s text:c="20"/></text:span>},</text:p>
            <text:p text:style-name="P12"><text:span text:style-name="T20"><text:s text:c="15"/></text:span>]</text:p>
            <text:p text:style-name="P12"><text:span text:style-name="T20"><text:s text:c="10"/></text:span>})</text:p>
            <text:p text:style-name="P12"><text:span text:style-name="T20"><text:s text:c="5"/></text:span>}, <text:span text:style-name="T41">2000</text:span>);</text:p>
            <text:p text:style-name="P12">}</text:p>
          </table:table-cell>
        </table:table-row>
      </table:table>
      <text:p text:style-name="P35"/>
      <text:p text:style-name="P35"/>
      <text:p text:style-name="P35"/>
      <text:p text:style-name="P35"><text:soft-page-break/></text:p>
      <text:p text:style-name="P3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8">Exemplo de componentDidMount() chamando um método.</text:p>
            <text:p text:style-name="P58"/>
            <text:p text:style-name="P58">Neste caso, o título do index 0 está sendo alterado e o contador incrementado em 1, após 2 segundos.</text:p>
          </table:table-cell>
          <table:table-cell table:style-name="Tabela8.B1" office:value-type="string">
            <text:p text:style-name="P15"><text:span text:style-name="T42">//Componente motado</text:span><text:span text:style-name="T17"><text:line-break/>componentDidMount</text:span>() {</text:p>
            <text:p text:style-name="P7"><text:span text:style-name="T14"><text:s text:c="5"/></text:span><text:span text:style-name="T12">this</text:span>.<text:span text:style-name="T17">handleTimeout</text:span>();</text:p>
            <text:p text:style-name="P7">}</text:p>
            <text:p text:style-name="P53"/>
            <text:p text:style-name="P7"><text:span text:style-name="T17">handleTimeout</text:span> <text:span text:style-name="T8">=</text:span> () <text:span text:style-name="T12">=&gt;</text:span> {</text:p>
            <text:p text:style-name="P13"><text:span text:style-name="T14"><text:s text:c="5"/></text:span><text:span text:style-name="T12">const</text:span> { <text:span text:style-name="T30">posts</text:span>, <text:span text:style-name="T30">counter</text:span> } <text:span text:style-name="T8">=</text:span> <text:span text:style-name="T12">this</text:span>.<text:span text:style-name="T1">state</text:span>;</text:p>
            <text:p text:style-name="P13"><text:span text:style-name="T14"><text:s text:c="5"/></text:span><text:span text:style-name="T30">posts</text:span>[<text:span text:style-name="T41">0</text:span>].<text:span text:style-name="T1">title</text:span> <text:span text:style-name="T8">=</text:span> <text:span text:style-name="T27">'O título mudou'</text:span>;</text:p>
            <text:p text:style-name="P53"/>
            <text:p text:style-name="P13"><text:span text:style-name="T14"><text:s text:c="5"/></text:span><text:span text:style-name="T17">setTimeout</text:span>(() <text:span text:style-name="T12">=&gt;</text:span> {</text:p>
            <text:p text:style-name="P13"><text:span text:style-name="T14"><text:s text:c="10"/></text:span><text:span text:style-name="T12">this</text:span>.<text:span text:style-name="T17">setState</text:span>({ <text:span text:style-name="T1">posts</text:span>, <text:span text:style-name="T1">counter:</text:span> <text:span text:style-name="T30">counter</text:span> <text:span text:style-name="T8">+</text:span> <text:span text:style-name="T41">1</text:span> });</text:p>
            <text:p text:style-name="P13"><text:span text:style-name="T14"><text:s text:c="5"/></text:span>}, <text:span text:style-name="T41">2000</text:span>);</text:p>
            <text:p text:style-name="P7">}</text:p>
          </table:table-cell>
        </table:table-row>
      </table:table>
      <text:p text:style-name="P3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0">componentDidUpdate(prevProps, prevState, snapshot)</text:p>
            <text:p text:style-name="P50"/>
            <text:p text:style-name="P38">É invocado imediatamente após alguma atualização ocorrer. Este método não é chamado pelo initial render.</text:p>
            <text:p text:style-name="P38"/>
            <text:p text:style-name="P38">Use isto como uma oportunidade para alterar o DOM quando o componente for atualizado.</text:p>
          </table:table-cell>
          <table:table-cell table:style-name="Tabela9.B1" office:value-type="string">
            <text:p text:style-name="P15"><text:span text:style-name="T42">//Componente motado</text:span><text:span text:style-name="T17"><text:line-break/>componentDidMount</text:span>() {</text:p>
            <text:p text:style-name="P7"><text:span text:style-name="T15"><text:s text:c="5"/></text:span><text:span text:style-name="T12">this</text:span>.<text:span text:style-name="T17">handleTimeout</text:span>();</text:p>
            <text:p text:style-name="P7">}</text:p>
            <text:p text:style-name="P7"><text:span text:style-name="T17"/></text:p>
            <text:p text:style-name="P15"><text:span text:style-name="T42">//Componente </text:span><text:span text:style-name="T43">atualizado</text:span></text:p>
            <text:p text:style-name="P7"><text:span text:style-name="T17">componentDidUpdate</text:span>() {</text:p>
            <text:p text:style-name="P14"><text:span text:style-name="T15"><text:s text:c="5"/></text:span><text:span text:style-name="T17">clearTimeout</text:span>(<text:span text:style-name="T12">this</text:span>.<text:span text:style-name="T1">timeoutUpdate</text:span>);</text:p>
            <text:p text:style-name="P14"><text:span text:style-name="T15"><text:s text:c="5"/></text:span><text:span text:style-name="T12">this</text:span>.<text:span text:style-name="T17">handleTimeout</text:span>();</text:p>
            <text:p text:style-name="P7">}</text:p>
            <text:p text:style-name="P53"/>
            <text:p text:style-name="P7"><text:span text:style-name="T17">handleTimeout</text:span> <text:span text:style-name="T8">=</text:span> () <text:span text:style-name="T12">=&gt;</text:span> {</text:p>
            <text:p text:style-name="P14"><text:span text:style-name="T15"><text:s text:c="5"/></text:span><text:span text:style-name="T12">const</text:span> { <text:span text:style-name="T30">posts</text:span>, <text:span text:style-name="T30">counter</text:span> } <text:span text:style-name="T8">=</text:span> <text:span text:style-name="T12">this</text:span>.<text:span text:style-name="T1">state</text:span>;</text:p>
            <text:p text:style-name="P14"><text:span text:style-name="T15"><text:s text:c="5"/></text:span><text:span text:style-name="T30">posts</text:span>[<text:span text:style-name="T41">0</text:span>].<text:span text:style-name="T1">title</text:span> <text:span text:style-name="T8">=</text:span> <text:span text:style-name="T27">'O título mudou'</text:span>;</text:p>
            <text:p text:style-name="P53"/>
            <text:p text:style-name="P14"><text:span text:style-name="T15"><text:s text:c="5"/></text:span><text:span text:style-name="T12">this</text:span>.<text:span text:style-name="T1">timeoutUpdate</text:span> <text:span text:style-name="T8">=</text:span> <text:span text:style-name="T17">setTimeout</text:span>(() <text:span text:style-name="T12">=&gt;</text:span> {</text:p>
            <text:p text:style-name="P14"><text:span text:style-name="T15"><text:s text:c="10"/></text:span><text:span text:style-name="T12">this</text:span>.<text:span text:style-name="T17">setState</text:span>({ <text:span text:style-name="T1">posts</text:span>, <text:span text:style-name="T1">counter:</text:span> <text:span text:style-name="T30">counter</text:span> <text:span text:style-name="T8">+</text:span> <text:span text:style-name="T41">1</text:span> });</text:p>
            <text:p text:style-name="P14"><text:span text:style-name="T15"><text:s text:c="5"/></text:span>}, <text:span text:style-name="T41">2000</text:span>);</text:p>
            <text:p text:style-name="P7">}</text:p>
          </table:table-cell>
        </table:table-row>
      </table:table>
      <text:p text:style-name="P3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1">componentWillUnmount()</text:p>
            <text:p text:style-name="P51"/>
            <text:p text:style-name="P39">É invocado imediatamente antes que um componente seja desmontado e destruído. Qualquer limpeza necessária deve ser realizada neste método, como invalidar timers, cancelar requisições de rede, ou limpar qualquer subscrição que foi criada no <text:span text:style-name="T37">componentDidMount()</text:span>.</text:p>
            <text:p text:style-name="P39"/>
            <text:p text:style-name="P39">Não se deve chamar <text:span text:style-name="T37">setState()</text:span> em <text:span text:style-name="T37">componentWillUnmount()</text:span> porque o componente nunca irá será renderizado novamente. Uma vez que a instância do componente foi desmontada, ela nunca será montada de novo.</text:p>
          </table:table-cell>
          <table:table-cell table:style-name="Tabela10.B1" office:value-type="string">
            <text:p text:style-name="P54">//Componente motado</text:p>
            <text:p text:style-name="P7"><text:span text:style-name="T17">componentDidMount</text:span>() {</text:p>
            <text:p text:style-name="P7"><text:span text:style-name="T16"><text:s text:c="5"/></text:span><text:span text:style-name="T12">this</text:span>.<text:span text:style-name="T17">handleTimeout</text:span>();</text:p>
            <text:p text:style-name="P7">}</text:p>
            <text:p text:style-name="P54">//Componente atualizado</text:p>
            <text:p text:style-name="P7"><text:span text:style-name="T17">componentDidUpdate</text:span>() {</text:p>
            <text:p text:style-name="P16"><text:span text:style-name="T16"><text:s text:c="5"/></text:span><text:span text:style-name="T12">this</text:span>.<text:span text:style-name="T17">handleTimeout</text:span>();</text:p>
            <text:p text:style-name="P7">}</text:p>
            <text:p text:style-name="P53"/>
            <text:p text:style-name="P54">//Componente desmontado</text:p>
            <text:p text:style-name="P7"><text:span text:style-name="T17">componentWillUnmount</text:span>() {</text:p>
            <text:p text:style-name="P16"><text:span text:style-name="T16"><text:s text:c="5"/></text:span><text:span text:style-name="T17">clearTimeout</text:span>(<text:span text:style-name="T12">this</text:span>.<text:span text:style-name="T1">timeoutUpdate</text:span>);</text:p>
            <text:p text:style-name="P7">}</text:p>
            <text:p text:style-name="P53"/>
            <text:p text:style-name="P7"><text:span text:style-name="T17">handleTimeout</text:span> <text:span text:style-name="T8">=</text:span> () <text:span text:style-name="T12">=&gt;</text:span> {</text:p>
            <text:p text:style-name="P16"><text:span text:style-name="T16"><text:s text:c="5"/></text:span><text:span text:style-name="T12">const</text:span> { <text:span text:style-name="T30">posts</text:span>, <text:span text:style-name="T30">counter</text:span> } <text:span text:style-name="T8">=</text:span> <text:span text:style-name="T12">this</text:span>.<text:span text:style-name="T1">state</text:span>;</text:p>
            <text:p text:style-name="P16"><text:span text:style-name="T16"><text:s text:c="5"/></text:span><text:span text:style-name="T30">posts</text:span>[<text:span text:style-name="T41">0</text:span>].<text:span text:style-name="T1">title</text:span> <text:span text:style-name="T8">=</text:span> <text:span text:style-name="T27">'O título mudou'</text:span>;</text:p>
            <text:p text:style-name="P53"/>
            <text:p text:style-name="P16"><text:span text:style-name="T16"><text:s text:c="5"/></text:span><text:span text:style-name="T12">this</text:span>.<text:span text:style-name="T1">timeoutUpdate</text:span> <text:span text:style-name="T8">=</text:span> <text:span text:style-name="T17">setTimeout</text:span>(() <text:span text:style-name="T12">=&gt;</text:span> {</text:p>
            <text:p text:style-name="P16"><text:span text:style-name="T16"><text:s text:c="10"/></text:span><text:span text:style-name="T12">this</text:span>.<text:span text:style-name="T17">setState</text:span>({ <text:span text:style-name="T1">posts</text:span>, <text:span text:style-name="T1">counter:</text:span> <text:span text:style-name="T30">counter</text:span> <text:span text:style-name="T8">+</text:span> <text:span text:style-name="T41">1</text:span> });</text:p>
            <text:p text:style-name="P16"><text:span text:style-name="T16"><text:s text:c="5"/></text:span>}, <text:span text:style-name="T41">2000</text:span>);</text:p>
            <text:p text:style-name="P7">}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4"><text:soft-page-break/>=====================</text:p>
      <text:p text:style-name="P35"/>
      <text:p text:style-name="P56">Data Fetching</text:p>
      <text:p text:style-name="P56"/>
      <text:p text:style-name="P57">Exemplo de busca de dados externos:</text:p>
      <text:p text:style-name="P56"/>
      <text:p text:style-name="P22"><text:span text:style-name="T17">componentDidMount</text:span>() {</text:p>
      <text:p text:style-name="P7"><text:span text:style-name="T21"><text:s text:c="5"/></text:span><text:span text:style-name="T17">fetch</text:span>(<text:span text:style-name="T27">'https://jsonplaceholder.typicode.com/posts'</text:span>)</text:p>
      <text:p text:style-name="P17"><text:span text:style-name="T21"><text:s text:c="10"/></text:span>.<text:span text:style-name="T17">then</text:span>(<text:span text:style-name="T1">Response</text:span> <text:span text:style-name="T12">=&gt;</text:span> <text:span text:style-name="T1">Response</text:span>.<text:span text:style-name="T17">json</text:span>())</text:p>
      <text:p text:style-name="P17"><text:span text:style-name="T21"><text:s text:c="10"/></text:span>.<text:span text:style-name="T17">then</text:span>(<text:span text:style-name="T1">posts</text:span> <text:span text:style-name="T12">=&gt;</text:span> <text:span text:style-name="T12">this</text:span>.<text:span text:style-name="T17">setState</text:span>({ <text:span text:style-name="T1">posts</text:span> }))</text:p>
      <text:p text:style-name="P7">}</text:p>
      <text:p text:style-name="P56"/>
      <text:p text:style-name="P57">Url da base de dados<text:span text:style-name="T44"> de interesse</text:span>:</text:p>
      <text:p text:style-name="P35"/>
      <text:p text:style-name="P17"><text:span text:style-name="T17">fetch</text:span>(<text:span text:style-name="T27">'https://jsonplaceholder.typicode.com/posts'</text:span>)</text:p>
      <text:p text:style-name="P35"/>
      <text:p text:style-name="P57">Promisse, convertendo os dados em json:</text:p>
      <text:p text:style-name="P35"/>
      <text:p text:style-name="P17">.<text:span text:style-name="T17">then</text:span>(<text:span text:style-name="T1">Response</text:span> <text:span text:style-name="T12">=&gt;</text:span> <text:span text:style-name="T1">Response</text:span>.<text:span text:style-name="T17">json</text:span>())</text:p>
      <text:p text:style-name="P35"/>
      <text:p text:style-name="P57">Promisse com os dados obtidos:</text:p>
      <text:p text:style-name="P35"/>
      <text:p text:style-name="P17">.<text:span text:style-name="T17">then</text:span>(<text:span text:style-name="T1">posts</text:span> <text:span text:style-name="T12">=&gt;</text:span> <text:span text:style-name="T12">this</text:span>.<text:span text:style-name="T17">setState</text:span>({ <text:span text:style-name="T1">posts</text:span> }))</text:p>
      <text:p text:style-name="P35"/>
      <text:p text:style-name="P34">=====================</text:p>
      <text:p text:style-name="P35"/>
      <text:p text:style-name="P59">Convertendo para booleano</text:p>
      <text:p text:style-name="P35"/>
      <text:p text:style-name="P23"><text:span text:style-name="T12">{</text:span><text:span text:style-name="T30">searchValue</text:span><text:span text:style-name="T12">}</text:span></text:p>
      <text:p text:style-name="P35"/>
      <text:p text:style-name="P59">Ao inserir !!, o valor passa a ser booleano. Uma string vazia, seria false.</text:p>
      <text:p text:style-name="P35"/>
      <text:p text:style-name="P60">False</text:p>
      <text:p text:style-name="P35"/>
      <text:p text:style-name="P24"><text:span text:style-name="T12">{</text:span><text:span text:style-name="T8">!</text:span><text:span text:style-name="T30">searchValue</text:span><text:span text:style-name="T32"> &amp;&amp; (</text:span></text:p>
      <text:p text:style-name="P61"><text:s text:c="5"/>Se não tiver dado faça</text:p>
      <text:p text:style-name="P24"><text:span text:style-name="T32">)</text:span><text:span text:style-name="T12">}</text:span></text:p>
      <text:p text:style-name="P35"/>
      <text:p text:style-name="P60">True</text:p>
      <text:p text:style-name="P60"/>
      <text:p text:style-name="P24"><text:span text:style-name="T12">{</text:span><text:span text:style-name="T8">!</text:span><text:span text:style-name="T11">!</text:span><text:span text:style-name="T30">searchValue</text:span><text:span text:style-name="T32"> &amp;&amp; (</text:span></text:p>
      <text:p text:style-name="P61"><text:s text:c="5"/>Se tiver dado faça</text:p>
      <text:p text:style-name="P24"><text:span text:style-name="T32">)</text:span><text:span text:style-name="T12">}</text:span></text:p>
      <text:p text:style-name="P35"/>
      <text:p text:style-name="P34">=====================</text:p>
      <text:p text:style-name="P34"/>
      <text:p text:style-name="P64"><text:span text:style-name="T45">Atualizar dependências do teste.</text:span></text:p>
      <text:p text:style-name="P64"/>
      <text:p text:style-name="P64">Certifique-se de que você está usando versões compatíveis do react, react-dom, e @testing-library/react.</text:p>
      <text:p text:style-name="P34"/>
      <text:p text:style-name="P34">Execute os comandos abaixo para atualizar:</text:p>
      <text:p text:style-name="P34"/>
      <text:p text:style-name="P34">npm install react react-dom @testing-library/react --save-dev</text:p>
      <text:p text:style-name="P35"/>
      <text:p text:style-name="P34">=====================</text:p>
      <text:p text:style-name="P35"/>
      <text:p text:style-name="P34">=====================</text:p>
      <text:p text:style-name="P35"/>
      <text:p text:style-name="P34"><text:soft-page-break/>=====================</text:p>
      <text:p text:style-name="P35"/>
      <text:p text:style-name="P34">=====================</text:p>
      <text:p text:style-name="P35"/>
      <text:p text:style-name="P34">=====================</text:p>
      <text:p text:style-name="P35"/>
      <text:p text:style-name="P34">=====================</text:p>
      <text:p text:style-name="P35"/>
      <text:p text:style-name="P34">=====================</text:p>
      <text:p text:style-name="P35"/>
      <text:p text:style-name="P34">=====================</text:p>
      <text:p text:style-name="P35"/>
      <text:p text:style-name="P34">=====================</text:p>
      <text:p text:style-name="P35"/>
      <text:p text:style-name="P34">=====================</text:p>
      <text:p text:style-name="P34"/>
      <text:p text:style-name="P34">=====================</text:p>
      <text:p text:style-name="P35"/>
      <text:p text:style-name="P34">=====================</text:p>
      <text:p text:style-name="P35"/>
      <text:p text:style-name="P34">=====================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05cm" fo:margin-bottom="0.801cm" fo:margin-left="0.794cm" fo:margin-right="1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0:42:48.685181862</meta:creation-date>
    <meta:generator>LibreOffice/24.2.7.2$Linux_X86_64 LibreOffice_project/420$Build-2</meta:generator>
    <dc:date>2024-12-09T14:06:21.484317365</dc:date>
    <meta:editing-duration>PT8H15M57S</meta:editing-duration>
    <meta:editing-cycles>33</meta:editing-cycles>
    <meta:document-statistic meta:table-count="10" meta:image-count="0" meta:object-count="0" meta:page-count="6" meta:paragraph-count="224" meta:word-count="984" meta:character-count="8308" meta:non-whitespace-character-count="6623"/>
  </office:meta>
</office:document-meta>
</file>